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A27776161A61E243.png" manifest:media-type="image/png"/>
  <manifest:file-entry manifest:full-path="Pictures/100002010000006400000064638163A4FD29B2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75cm" fo:min-width="3.6cm"/>
    </style:style>
    <style:style style:name="gr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3.75cm" fo:min-width="3.6cm"/>
    </style:style>
    <style:style style:name="gr3" style:family="graphic" style:parent-style-name="standard">
      <style:graphic-properties svg:stroke-color="#ff420e" draw:fill="none" draw:textarea-horizontal-align="justify" draw:textarea-vertical-align="middle" draw:auto-grow-height="false" fo:min-height="0.35cm" fo:min-width="0.9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2.251cm" fo:min-width="1.326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0.75cm" fo:min-width="1.2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0.75cm" fo:min-width="1.1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213cm" fo:min-width="0.788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213cm" fo:min-width="0.6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39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.75cm" fo:min-width="1.1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75cm" fo:min-width="2.09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213cm" fo:min-width="1.517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svg:stroke-color="#ff420e" draw:fill="solid" draw:fill-color="#ffcccc" draw:textarea-horizontal-align="justify" draw:textarea-vertical-align="middle" draw:auto-grow-height="false" fo:min-height="0.35cm" fo:min-width="1.2cm"/>
    </style:style>
    <style:style style:name="gr15" style:family="graphic" style:parent-style-name="standard">
      <style:graphic-properties svg:stroke-color="#ff420e" draw:fill="solid" draw:fill-color="#ffcccc" draw:textarea-horizontal-align="justify" draw:textarea-vertical-align="middle" draw:auto-grow-height="false" fo:min-height="0.35cm" fo:min-width="0.9cm"/>
    </style:style>
    <style:style style:name="gr16" style:family="graphic" style:parent-style-name="standard">
      <style:graphic-properties svg:stroke-color="#ff420e" draw:fill="none" draw:textarea-horizontal-align="justify" draw:textarea-vertical-align="middle" draw:auto-grow-height="false" fo:min-height="0.35cm" fo:min-width="0.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2cm" fo:min-width="1.426cm"/>
    </style:style>
    <style:style style:name="gr19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6.6cm"/>
    </style:style>
    <style:style style:name="gr22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7.8cm"/>
    </style:style>
    <style:style style:name="gr23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05cm" fo:min-width="5.6cm"/>
    </style:style>
    <style:style style:name="gr24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4.975cm" fo:min-width="3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1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0.55cm"/>
    </style:style>
    <style:style style:name="gr28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75cm" fo:min-width="9.3cm"/>
    </style:style>
    <style:style style:name="gr29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4.65cm" fo:min-width="2.7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551cm" fo:min-width="0.754cm"/>
    </style:style>
    <style:style style:name="gr31" style:family="graphic" style:parent-style-name="standard">
      <style:graphic-properties draw:stroke="none" svg:stroke-color="#000000" draw:fill="none" draw:fill-color="#ffffff" fo:min-height="0.45cm"/>
    </style:style>
    <style:style style:name="gr32" style:family="graphic" style:parent-style-name="standard">
      <style:graphic-properties svg:stroke-color="#ff420e" draw:fill="none" draw:fill-color="#ffcccc" draw:textarea-horizontal-align="justify" draw:textarea-vertical-align="middle" draw:auto-grow-height="false" fo:min-height="0.35cm" fo:min-width="1.2cm"/>
    </style:style>
    <style:style style:name="gr33" style:family="graphic" style:parent-style-name="standard">
      <style:graphic-properties svg:stroke-color="#ff420e" draw:fill="none" draw:fill-color="#ffcccc" draw:textarea-horizontal-align="justify" draw:textarea-vertical-align="middle" draw:auto-grow-height="false" fo:min-height="0.35cm" fo:min-width="0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cm"/>
    </style:style>
    <style:style style:name="gr35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6cm"/>
    </style:style>
    <style:style style:name="gr36" style:family="graphic" style:parent-style-name="standard">
      <style:graphic-properties svg:stroke-color="#ff420e" draw:fill="solid" draw:fill-color="#ccff99" draw:textarea-horizontal-align="justify" draw:textarea-vertical-align="middle" draw:auto-grow-height="false" fo:min-height="0.35cm" fo:min-width="1.2cm"/>
    </style:style>
    <style:style style:name="gr37" style:family="graphic" style:parent-style-name="standard">
      <style:graphic-properties svg:stroke-color="#ff420e" draw:fill="solid" draw:fill-color="#ccff99" draw:textarea-horizontal-align="justify" draw:textarea-vertical-align="middle" draw:auto-grow-height="false" fo:min-height="0.35cm" fo:min-width="0.9cm"/>
    </style:style>
    <style:style style:name="P1" style:family="paragraph">
      <loext:graphic-properties draw:fill="none" draw:fill-color="#c5000b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cccc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="solid" draw:fill-color="#ffcccc"/>
      <style:paragraph-properties fo:text-align="center"/>
    </style:style>
    <style:style style:name="P11" style:family="paragraph">
      <loext:graphic-properties draw:fill-color="#83caff"/>
      <style:paragraph-properties fo:text-align="center"/>
    </style:style>
    <style:style style:name="P12" style:family="paragraph">
      <loext:graphic-properties draw:fill-color="#4b1f6f"/>
      <style:paragraph-properties fo:text-align="center"/>
    </style:style>
    <style:style style:name="P13" style:family="paragraph">
      <loext:graphic-properties draw:fill-color="#314004"/>
      <style:paragraph-properties fo:text-align="center"/>
    </style:style>
    <style:style style:name="P14" style:family="paragraph">
      <loext:graphic-properties draw:fill="none" draw:fill-color="#ffcccc"/>
      <style:paragraph-properties fo:text-align="center"/>
    </style:style>
    <style:style style:name="P15" style:family="paragraph">
      <loext:graphic-properties draw:fill="solid" draw:fill-color="#cc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4cm" svg:x="11.4cm" svg:y="12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4cm" svg:x="10.3cm" svg:y="13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13.6cm" svg:y="19.6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3cm" svg:height="2.5cm" svg:x="10.9cm" svg:y="13.875cm">
          <text:p text:style-name="P4">Poo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xml:id="id19" draw:id="id19" draw:layer="layout" svg:width="1.7cm" svg:height="1cm" svg:x="20.1cm" svg:y="15.975cm">
          <text:p text:style-name="P4">Upp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7" draw:id="id17" draw:layer="layout" svg:width="1.6cm" svg:height="1cm" svg:x="17.2cm" svg:y="16.05cm">
          <text:p text:style-name="P4">Lower</text:p>
          <draw:enhanced-geometry svg:viewBox="0 0 21600 21600" draw:type="rectangle" draw:enhanced-path="M 0 0 L 21600 0 21600 21600 0 21600 0 0 Z N"/>
        </draw:custom-shape>
        <draw:custom-shape draw:style-name="gr7" draw:text-style-name="P7" xml:id="id15" draw:id="id15" draw:layer="layout" svg:width="2.3cm" svg:height="0.825cm" svg:x="19.7cm" svg:y="14.725cm">
          <text:p text:style-name="P4">Upp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xml:id="id14" draw:id="id14" draw:layer="layout" svg:width="2.1cm" svg:height="0.825cm" svg:x="16.9cm" svg:y="14.7cm">
          <text:p text:style-name="P4">Low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8" draw:layer="layout" svg:width="3.453cm" svg:height="0.725cm" svg:x="19.247cm" svg:y="12.175cm">
          <draw:text-box>
            <text:p>text_proccess,c</text:p>
          </draw:text-box>
        </draw:frame>
        <draw:custom-shape draw:style-name="gr10" draw:text-style-name="P9" xml:id="id26" draw:id="id26" draw:layer="layout" svg:width="1.6cm" svg:height="1cm" svg:x="5.9cm" svg:y="16.6cm">
          <text:p text:style-name="P4">TX IRQ</text:p>
          <draw:enhanced-geometry svg:viewBox="0 0 21600 21600" draw:type="rectangle" draw:enhanced-path="M 0 0 L 21600 0 21600 21600 0 21600 0 0 Z N"/>
        </draw:custom-shape>
        <draw:custom-shape draw:style-name="gr11" draw:text-style-name="P6" xml:id="id20" draw:id="id20" draw:layer="layout" svg:width="2.599cm" svg:height="1cm" svg:x="23.701cm" svg:y="15.9cm">
          <text:p text:style-name="P4">Performance</text:p>
          <draw:enhanced-geometry svg:viewBox="0 0 21600 21600" draw:type="rectangle" draw:enhanced-path="M 0 0 L 21600 0 21600 21600 0 21600 0 0 Z N"/>
        </draw:custom-shape>
        <draw:custom-shape draw:style-name="gr12" draw:text-style-name="P7" xml:id="id16" draw:id="id16" draw:layer="layout" svg:width="3.599cm" svg:height="0.825cm" svg:x="23.201cm" svg:y="14.65cm">
          <text:p text:style-name="P4">Performanc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8" draw:layer="layout" svg:width="3.5cm" svg:height="0.725cm" svg:x="15.1cm" svg:y="18.275cm">
          <draw:text-box>
            <text:p>Transmission.c</text:p>
          </draw:text-box>
        </draw:frame>
        <draw:custom-shape draw:style-name="gr14" draw:text-style-name="P10" xml:id="id2" draw:id="id2" draw:layer="layout" svg:width="1.7cm" svg:height="0.6cm" svg:x="11.4cm" svg:y="19.9cm"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15" draw:text-style-name="P10" xml:id="id7" draw:id="id7" draw:layer="layout" svg:width="1.4cm" svg:height="0.6cm" svg:x="15.1cm" svg:y="19.9cm">
          <text:p text:style-name="P4">Trailer</text:p>
          <draw:enhanced-geometry svg:viewBox="0 0 21600 21600" draw:type="rectangle" draw:enhanced-path="M 0 0 L 21600 0 21600 21600 0 21600 0 0 Z N"/>
        </draw:custom-shape>
        <draw:custom-shape draw:style-name="gr16" draw:text-style-name="P3" xml:id="id1" draw:id="id1" draw:layer="layout" svg:width="0.8cm" svg:height="0.6cm" svg:x="11.4cm" svg:y="18.9cm">
          <text:p text:style-name="P4">Op</text:p>
          <draw:enhanced-geometry svg:viewBox="0 0 21600 21600" draw:type="rectangle" draw:enhanced-path="M 0 0 L 21600 0 21600 21600 0 21600 0 0 Z N"/>
        </draw:custom-shape>
        <draw:custom-shape draw:style-name="gr16" draw:text-style-name="P3" xml:id="id3" draw:id="id3" draw:layer="layout" svg:width="0.8cm" svg:height="0.6cm" svg:x="12.3cm" svg:y="18.9cm">
          <text:p text:style-name="P4">Len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1.8cm" svg:y1="19.5cm" svg:x2="12.25cm" svg:y2="19.9cm" draw:start-shape="id1" draw:start-glue-point="2" draw:end-shape="id2" draw:end-glue-point="0" svg:d="M11800 19500c0 300 450 100 450 400" svg:viewBox="0 0 451 401">
          <text:p/>
        </draw:connector>
        <draw:connector draw:style-name="gr17" draw:text-style-name="P3" draw:layer="layout" draw:type="curve" svg:x1="12.7cm" svg:y1="19.5cm" svg:x2="12.25cm" svg:y2="19.9cm" draw:start-shape="id3" draw:start-glue-point="2" draw:end-shape="id2" draw:end-glue-point="0" svg:d="M12700 19500c0 300-450 100-450 400" svg:viewBox="0 0 451 401">
          <text:p/>
        </draw:connector>
        <draw:custom-shape draw:style-name="gr18" draw:text-style-name="P11" draw:layer="layout" svg:width="2.7cm" svg:height="2.2cm" svg:x="13.4cm" svg:y="22.1cm">
          <text:p/>
          <draw:enhanced-geometry svg:viewBox="0 0 21600 21600" draw:glue-points="10800 0 0 10800 10800 21600 21600 10800" draw:text-areas="3100 3100 18500 18500" draw:mirror-horizontal="true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19" draw:text-style-name="P12" xml:id="id4" draw:id="id4" draw:layer="layout" svg:width="0.4cm" svg:height="0.3cm" svg:x="13.8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6" draw:id="id6" draw:layer="layout" svg:width="0.4cm" svg:height="0.3cm" svg:x="14.301cm" svg:y="2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8" draw:id="id8" draw:layer="layout" svg:width="0.4cm" svg:height="0.3cm" svg:x="14.902cm" svg:y="2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5.401cm" svg:y="2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5.502cm" svg:y="2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5.303cm" svg:y="2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4.804cm" svg:y="2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4.205cm" svg:y="2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25" draw:id="id25" draw:layer="layout" svg:width="0.4cm" svg:height="0.3cm" svg:x="13.606cm" svg:y="2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svg:x1="12.25cm" svg:y1="20.5cm" svg:x2="13.858cm" svg:y2="22.544cm" draw:start-shape="id2" draw:start-glue-point="2" draw:end-shape="id4" draw:end-glue-point="5" svg:d="M12250 20500c0 1500 1608 478 1608 2044" svg:viewBox="0 0 1609 2045">
          <text:p/>
        </draw:connector>
        <draw:connector draw:style-name="gr17" draw:text-style-name="P3" draw:layer="layout" draw:type="curve" svg:x1="14.1cm" svg:y1="20.5cm" svg:x2="14.501cm" svg:y2="22.201cm" draw:start-shape="id5" draw:start-glue-point="2" draw:end-shape="id6" draw:end-glue-point="4" svg:d="M14100 20500c0 1276 401 426 401 1701" svg:viewBox="0 0 402 1702">
          <text:p/>
        </draw:connector>
        <draw:connector draw:style-name="gr17" draw:text-style-name="P3" draw:layer="layout" draw:type="curve" svg:x1="15.8cm" svg:y1="20.5cm" svg:x2="15.302cm" svg:y2="22.352cm" draw:start-shape="id7" draw:start-glue-point="2" draw:end-shape="id8" draw:end-glue-point="10" svg:d="M15800 20500c0 1276 1 1063 65 1207s190 645-563 645" svg:viewBox="0 0 614 1853">
          <text:p/>
        </draw:connector>
        <draw:connector draw:style-name="gr17" draw:text-style-name="P3" draw:layer="layout" draw:type="curve" svg:x1="12.4cm" svg:y1="16.375cm" svg:x2="11.4cm" svg:y2="20.2cm" draw:start-shape="id9" draw:start-glue-point="8" draw:end-shape="id2" draw:end-glue-point="3" svg:d="M12400 16375c0 2644-751 2202-1189 2498s-562 1327 189 1327" svg:viewBox="0 0 1542 3826">
          <text:p/>
        </draw:connector>
        <draw:connector draw:style-name="gr17" draw:text-style-name="P3" draw:layer="layout" draw:type="curve" svg:x1="15.8cm" svg:y1="19.9cm" svg:x2="12.4cm" svg:y2="16.375cm" draw:start-shape="id7" draw:start-glue-point="0" draw:end-shape="id9" draw:end-glue-point="8" svg:d="M15800 19900c0-2643-3400-881-3400-3525" svg:viewBox="0 0 3401 3526">
          <text:p/>
        </draw:connector>
        <draw:custom-shape draw:style-name="gr15" draw:text-style-name="P10" xml:id="id5" draw:id="id5" draw:layer="layout" svg:width="1.4cm" svg:height="0.6cm" svg:x="13.4cm" svg:y="19.9cm">
          <text:p text:style-name="P4">Data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4.1cm" svg:y1="19.9cm" svg:x2="12.4cm" svg:y2="16.375cm" draw:start-shape="id5" draw:start-glue-point="0" draw:end-shape="id9" svg:d="M14100 19900c0-2643-1700-881-1700-3525" svg:viewBox="0 0 1701 3526">
          <text:p/>
        </draw:connector>
        <draw:custom-shape draw:style-name="gr21" draw:text-style-name="P1" draw:layer="layout" svg:width="7.1cm" svg:height="3cm" svg:x="12.3cm" svg:y="21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18" draw:id="id18" draw:layer="layout" svg:width="8.3cm" svg:height="3cm" svg:x="10.1cm" svg:y="18.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3cm" svg:height="0.725cm" svg:x="15.2cm" svg:y="24.175cm">
          <draw:text-box>
            <text:p>sapi_circularbuffer.c</text:p>
          </draw:text-box>
        </draw:frame>
        <draw:custom-shape draw:style-name="gr23" draw:text-style-name="P1" draw:layer="layout" svg:width="6.1cm" svg:height="5.3cm" svg:x="16.6cm" svg:y="12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2cm" svg:height="5.225cm" svg:x="23cm" svg:y="12.1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3.216cm" svg:height="0.725cm" svg:x="23.884cm" svg:y="12.175cm">
          <draw:text-box>
            <text:p>performance,c</text:p>
          </draw:text-box>
        </draw:frame>
        <draw:g xml:id="id11" draw:id="id11">
          <draw:frame draw:style-name="gr26" draw:text-style-name="P4" draw:layer="layout" svg:width="2.4cm" svg:height="2.4cm" svg:x="7.6cm" svg:y="6.3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8.145cm" svg:y="7.2cm">
            <draw:text-box>
              <text:p>FSM</text:p>
            </draw:text-box>
          </draw:frame>
        </draw:g>
        <draw:custom-shape draw:style-name="gr28" draw:text-style-name="P1" draw:layer="layout" svg:width="9.8cm" svg:height="6cm" svg:x="5.9cm" svg:y="5.3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39cm" svg:height="0.725cm" svg:x="6.361cm" svg:y="5.275cm">
          <draw:text-box>
            <text:p>line_parser,c</text:p>
          </draw:text-box>
        </draw:frame>
        <draw:custom-shape draw:style-name="gr10" draw:text-style-name="P9" xml:id="id10" draw:id="id10" draw:layer="layout" svg:width="1.6cm" svg:height="1cm" svg:x="5.9cm" svg:y="14.6cm">
          <text:p text:style-name="P4">RX IRQ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2cm" svg:height="4.9cm" svg:x="5cm" svg:y="13.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39cm" svg:height="0.725cm" svg:x="5.461cm" svg:y="13.675cm">
          <draw:text-box>
            <text:p>sapi_uart,c</text:p>
          </draw:text-box>
        </draw:frame>
        <draw:connector draw:style-name="gr17" draw:text-style-name="P3" draw:layer="layout" draw:type="curve" svg:x1="5.9cm" svg:y1="15.1cm" svg:x2="7.6cm" svg:y2="7.5cm" draw:start-shape="id10" draw:start-glue-point="3" draw:end-shape="id11" draw:end-glue-point="3" svg:d="M5900 15100c-751 0-1601-7600 1700-7600" svg:viewBox="0 0 2388 7601">
          <text:p/>
        </draw:connector>
        <draw:custom-shape draw:style-name="gr15" draw:text-style-name="P10" xml:id="id12" draw:id="id12" draw:layer="layout" svg:width="1.4cm" svg:height="0.6cm" svg:x="10.8cm" svg:y="7.2cm">
          <text:p text:style-name="P4">Data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0cm" svg:y1="7.5cm" svg:x2="10.8cm" svg:y2="7.5cm" draw:start-shape="id11" draw:start-glue-point="1" draw:end-shape="id12" draw:end-glue-point="3" svg:d="M10000 7500h800" svg:viewBox="0 0 801 1">
          <text:p/>
        </draw:connector>
        <draw:connector draw:style-name="gr17" draw:text-style-name="P3" draw:layer="layout" draw:type="curve" svg:x1="11.2cm" svg:y1="15.125cm" svg:x2="11.5cm" svg:y2="7.8cm" draw:start-shape="id9" draw:start-glue-point="6" draw:end-shape="id12" draw:end-glue-point="2" svg:d="M11200 15125c-1201 0-1001-2144-626-2836s926 68 926-4489" svg:viewBox="0 0 1216 7326">
          <text:p/>
        </draw:connector>
        <draw:custom-shape draw:style-name="gr30" draw:text-style-name="P3" xml:id="id13" draw:id="id13" draw:layer="layout" svg:width="2.1cm" svg:height="0.8cm" draw:transform="rotate (-1.5707963267949) translate (13.7cm 6.4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31" draw:text-style-name="P8" draw:layer="layout" svg:width="1.3cm" svg:height="0.725cm" svg:x="12.8cm" svg:y="5.8cm">
          <draw:text-box>
            <text:p>Op</text:p>
          </draw:text-box>
        </draw:frame>
        <draw:connector draw:style-name="gr17" draw:text-style-name="P3" draw:layer="layout" draw:type="curve" svg:x1="12.2cm" svg:y1="7.5cm" svg:x2="12.9cm" svg:y2="7.45cm" draw:start-shape="id12" draw:start-glue-point="1" draw:end-shape="id13" draw:end-glue-point="6" svg:d="M12200 7500c525 0 175-50 700-50" svg:viewBox="0 0 701 51">
          <text:p/>
        </draw:connector>
        <draw:connector draw:style-name="gr17" draw:text-style-name="P3" draw:layer="layout" draw:type="curve" svg:x1="8.8cm" svg:y1="6.3cm" svg:x2="13.3cm" svg:y2="6.61cm" draw:start-shape="id11" draw:start-glue-point="0" draw:end-shape="id13" draw:end-glue-point="5" svg:d="M8800 6300c0-750 4500-905 4500 310" svg:viewBox="0 0 4501 894">
          <text:p/>
        </draw:connector>
        <draw:connector draw:style-name="gr17" draw:text-style-name="P3" draw:layer="layout" draw:type="curve" svg:x1="13.7cm" svg:y1="7.45cm" svg:x2="17.95cm" svg:y2="14.7cm" draw:start-shape="id13" draw:start-glue-point="4" draw:end-shape="id14" draw:end-glue-point="7" svg:d="M13700 7450c2834 0 4250 2416 4250 7250" svg:viewBox="0 0 4251 7251">
          <text:p/>
        </draw:connector>
        <draw:connector draw:style-name="gr17" draw:text-style-name="P3" draw:layer="layout" draw:type="curve" svg:x1="13.7cm" svg:y1="7.45cm" svg:x2="20.85cm" svg:y2="14.725cm" draw:start-shape="id13" draw:start-glue-point="4" draw:end-shape="id15" draw:end-glue-point="7" svg:d="M13700 7450c4767 0 7150 2425 7150 7275" svg:viewBox="0 0 7151 7276">
          <text:p/>
        </draw:connector>
        <draw:connector draw:style-name="gr17" draw:text-style-name="P3" draw:layer="layout" draw:type="curve" svg:x1="13.7cm" svg:y1="7.45cm" svg:x2="25.001cm" svg:y2="14.65cm" draw:start-shape="id13" draw:start-glue-point="4" draw:end-shape="id16" draw:end-glue-point="7" svg:d="M13700 7450c7534 0 11301 2400 11301 7200" svg:viewBox="0 0 11302 7201">
          <text:p/>
        </draw:connector>
        <draw:connector draw:style-name="gr17" draw:text-style-name="P3" draw:layer="layout" draw:type="curve" svg:x1="18cm" svg:y1="17.05cm" svg:x2="18.4cm" svg:y2="19.8cm" draw:start-shape="id17" draw:start-glue-point="2" draw:end-shape="id18" draw:end-glue-point="1" svg:d="M18000 17050c0 937 451 781 739 1234s412 1516-339 1516" svg:viewBox="0 0 964 2751">
          <text:p/>
        </draw:connector>
        <draw:connector draw:style-name="gr17" draw:text-style-name="P3" draw:layer="layout" draw:type="curve" svg:x1="20.95cm" svg:y1="16.975cm" svg:x2="18.4cm" svg:y2="19.8cm" draw:start-shape="id19" draw:start-glue-point="2" draw:end-shape="id18" draw:end-glue-point="1" svg:d="M20950 16975c0 1884-850 2825-2550 2825" svg:viewBox="0 0 2551 2826">
          <text:p/>
        </draw:connector>
        <draw:connector draw:style-name="gr17" draw:text-style-name="P3" draw:layer="layout" draw:type="curve" svg:x1="25cm" svg:y1="16.9cm" svg:x2="18.4cm" svg:y2="19.8cm" draw:start-shape="id20" draw:start-glue-point="2" draw:end-shape="id18" draw:end-glue-point="1" svg:d="M25000 16900c0 1934-2200 2900-6600 2900" svg:viewBox="0 0 6601 2901">
          <text:p/>
        </draw:connector>
        <draw:connector draw:style-name="gr17" draw:text-style-name="P3" draw:layer="layout" draw:type="curve" svg:x1="17.95cm" svg:y1="15.525cm" svg:x2="18cm" svg:y2="16.05cm" draw:start-shape="id14" draw:start-glue-point="5" draw:end-shape="id17" draw:end-glue-point="0" svg:d="M17950 15525c0 394 50 132 50 525" svg:viewBox="0 0 51 526">
          <text:p/>
        </draw:connector>
        <draw:connector draw:style-name="gr17" draw:text-style-name="P3" draw:layer="layout" draw:type="curve" svg:x1="20.85cm" svg:y1="15.55cm" svg:x2="20.95cm" svg:y2="15.975cm" draw:start-shape="id15" draw:start-glue-point="5" draw:end-shape="id19" draw:end-glue-point="0" svg:d="M20850 15550c0 319 100 107 100 425" svg:viewBox="0 0 101 426">
          <text:p/>
        </draw:connector>
        <draw:connector draw:style-name="gr17" draw:text-style-name="P3" draw:layer="layout" draw:type="curve" svg:x1="25.001cm" svg:y1="15.475cm" svg:x2="25cm" svg:y2="15.9cm" draw:start-shape="id16" draw:start-glue-point="5" draw:end-shape="id20" draw:end-glue-point="0" svg:d="M25001 15475c0 319-1 107-1 425" svg:viewBox="0 0 2 426">
          <text:p/>
        </draw:connector>
        <draw:custom-shape draw:style-name="gr32" draw:text-style-name="P14" xml:id="id23" draw:id="id23" draw:layer="layout" svg:width="1.7cm" svg:height="0.6cm" svg:x="6.8cm" svg:y="8.7cm"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33" draw:text-style-name="P14" xml:id="id21" draw:id="id21" draw:layer="layout" svg:width="1.4cm" svg:height="0.6cm" svg:x="6.8cm" svg:y="9.4cm">
          <text:p text:style-name="P4">Trailer</text:p>
          <draw:enhanced-geometry svg:viewBox="0 0 21600 21600" draw:type="rectangle" draw:enhanced-path="M 0 0 L 21600 0 21600 21600 0 21600 0 0 Z N"/>
        </draw:custom-shape>
        <draw:frame draw:style-name="gr26" draw:text-style-name="P4" xml:id="id22" draw:id="id22" draw:layer="layout" svg:width="1.3cm" svg:height="1.56cm" svg:x="9cm" svg:y="9.6cm">
          <draw:image xlink:href="Pictures/10000201000000E1000000E1A27776161A61E243.png" xlink:type="simple" xlink:show="embed" xlink:actuate="onLoad">
            <text:p/>
          </draw:image>
        </draw:frame>
        <draw:connector draw:style-name="gr17" draw:text-style-name="P3" draw:layer="layout" draw:type="curve" svg:x1="8.2cm" svg:y1="9.7cm" svg:x2="9cm" svg:y2="10.38cm" draw:start-shape="id21" draw:start-glue-point="1" draw:end-shape="id22" draw:end-glue-point="3" svg:d="M8200 9700c601 0 202 680 800 680" svg:viewBox="0 0 801 681">
          <text:p/>
        </draw:connector>
        <draw:connector draw:style-name="gr17" draw:text-style-name="P3" draw:layer="layout" draw:type="curve" svg:x1="8.5cm" svg:y1="9cm" svg:x2="9.65cm" svg:y2="9.6cm" draw:start-shape="id23" draw:start-glue-point="1" draw:end-shape="id22" svg:d="M8500 9000c767 0 1150 200 1150 600" svg:viewBox="0 0 1151 601">
          <text:p/>
        </draw:connector>
        <draw:frame draw:style-name="gr34" draw:text-style-name="P8" draw:layer="layout" svg:width="3cm" svg:height="0.725cm" svg:x="11.3cm" svg:y="13.075cm">
          <draw:text-box>
            <text:p>pool_array,c</text:p>
          </draw:text-box>
        </draw:frame>
        <draw:frame draw:style-name="gr34" draw:text-style-name="P8" draw:layer="layout" svg:width="3cm" svg:height="0.725cm" svg:x="12.1cm" svg:y="12.15cm">
          <draw:text-box>
            <text:p>qf_mem,c</text:p>
          </draw:text-box>
        </draw:frame>
        <draw:custom-shape draw:style-name="gr35" draw:text-style-name="P1" draw:layer="layout" svg:width="6.5cm" svg:height="3cm" svg:x="5.2cm" svg:y="21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cm" svg:height="0.725cm" svg:x="8.7cm" svg:y="23.975cm">
          <draw:text-box>
            <text:p>uart_driver.c</text:p>
          </draw:text-box>
        </draw:frame>
        <draw:g xml:id="id24" draw:id="id24">
          <draw:frame draw:style-name="gr26" draw:text-style-name="P4" draw:layer="layout" svg:width="2.4cm" svg:height="2.4cm" svg:x="8.2cm" svg:y="21.8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8.745cm" svg:y="22.7cm">
            <draw:text-box>
              <text:p>FSM</text:p>
            </draw:text-box>
          </draw:frame>
        </draw:g>
        <draw:connector draw:style-name="gr17" draw:text-style-name="P3" draw:layer="layout" draw:type="curve" svg:x1="10.6cm" svg:y1="23cm" svg:x2="13.606cm" svg:y2="24.156cm" draw:start-shape="id24" draw:start-glue-point="1" draw:end-shape="id25" draw:end-glue-point="6" svg:d="M10600 23000c2254 0 752 1156 3006 1156" svg:viewBox="0 0 3007 1157">
          <text:p/>
        </draw:connector>
        <draw:connector draw:style-name="gr17" draw:text-style-name="P3" draw:layer="layout" draw:type="curve" svg:x1="9.4cm" svg:y1="21.8cm" svg:x2="6.7cm" svg:y2="17.6cm" draw:start-shape="id24" draw:start-glue-point="0" draw:end-shape="id26" svg:d="M9400 21800c0-3148-2700-1049-2700-4200" svg:viewBox="0 0 2701 4201">
          <text:p/>
        </draw:connector>
        <draw:custom-shape draw:style-name="gr36" draw:text-style-name="P15" draw:layer="layout" svg:width="1.7cm" svg:height="0.6cm" svg:x="11.4cm" svg:y="20.5cm">
          <text:p text:style-name="P4">CBack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.4cm" svg:height="0.6cm" svg:x="13.4cm" svg:y="20.5cm">
          <text:p text:style-name="P4">CBack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.4cm" svg:height="0.6cm" svg:x="15.1cm" svg:y="20.5cm">
          <text:p text:style-name="P4">CBack</text:p>
          <draw:enhanced-geometry svg:viewBox="0 0 21600 21600" draw:type="rectangle" draw:enhanced-path="M 0 0 L 21600 0 21600 21600 0 21600 0 0 Z N"/>
        </draw:custom-shape>
        <draw:custom-shape draw:style-name="gr36" draw:text-style-name="P15" xml:id="id27" draw:id="id27" draw:layer="layout" svg:width="1.7cm" svg:height="0.6cm" svg:x="5.8cm" svg:y="23.5cm">
          <text:p text:style-name="P4">CBack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8.2cm" svg:y1="23cm" svg:x2="6.65cm" svg:y2="23.5cm" draw:start-shape="id24" draw:start-glue-point="3" draw:end-shape="id27" svg:d="M8200 23000c-1034 0-1550 166-1550 500" svg:viewBox="0 0 1551 501">
          <text:p/>
        </draw:connector>
        <draw:connector draw:style-name="gr17" draw:text-style-name="P3" draw:layer="layout" draw:type="curve" svg:x1="6.65cm" svg:y1="23.5cm" svg:x2="11.2cm" svg:y2="15.125cm" draw:start-shape="id27" draw:start-glue-point="0" draw:end-shape="id9" draw:end-glue-point="6" svg:d="M6650 23500c0-5584 1516-8375 4550-8375" svg:viewBox="0 0 4551 8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1:46:40.296267940</meta:creation-date>
    <dc:date>2018-10-16T13:19:45.692937612</dc:date>
    <meta:editing-duration>PT9H3M26S</meta:editing-duration>
    <meta:editing-cycles>6</meta:editing-cycles>
    <meta:generator>LibreOffice/5.2.7.2$Linux_X86_64 LibreOffice_project/20m0$Build-2</meta:generator>
    <meta:document-statistic meta:object-count="87"/>
  </office:meta>
</office:document-meta>
</file>